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eaf6c" officeooo:paragraph-rsid="000eaf6c" style:font-size-asian="14pt" style:font-weight-asian="bold" style:font-size-complex="16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cology</text:p>
      <text:p text:style-name="P1"/>
      <text:p text:style-name="P1">Mycology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12:42:31.824449687</dc:date>
    <meta:editing-duration>PT1M22S</meta:editing-duration>
    <meta:editing-cycles>1</meta:editing-cycles>
    <meta:document-statistic meta:table-count="0" meta:image-count="0" meta:object-count="0" meta:page-count="1" meta:paragraph-count="2" meta:word-count="3" meta:character-count="18" meta:non-whitespace-character-count="17"/>
    <meta:generator>LibreOffice/7.4.6.2$Linux_X86_64 LibreOffice_project/40$Build-2</meta:generator>
  </office:meta>
</office:document-meta>
</file>